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272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 set 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edg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indsurfers</text:p>
          </table:table-cell>
          <table:table-cell office:value-type="float" office:value="43" calcext:value-type="float">
            <text:p>4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/>
          <table:table-cell office:value-type="string" calcext:value-type="string">
            <text:p>Wiki Science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6 523</text:p>
          </table:table-cell>
        </table:table-row>
        <table:table-row table:style-name="ro1">
          <table:table-cell/>
          <table:table-cell office:value-type="string" calcext:value-type="string">
            <text:p>Adjnoun</text:p>
          </table:table-cell>
          <table:table-cell office:value-type="float" office:value="112" calcext:value-type="float">
            <text:p>11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/>
          <table:table-cell office:value-type="string" calcext:value-type="string">
            <text:p>Student Coop</text:p>
          </table:table-cell>
          <table:table-cell office:value-type="float" office:value="185" calcext:value-type="float">
            <text:p>18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Reality Minin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 086 404</text:p>
          </table:table-cell>
        </table:table-row>
        <table:table-row table:style-name="ro1">
          <table:table-cell/>
          <table:table-cell office:value-type="string" calcext:value-type="string">
            <text:p>Marvel Partnerships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/>
          <table:table-cell office:value-type="string" calcext:value-type="string">
            <text:p>Game of Thrones</text:p>
          </table:table-cell>
          <table:table-cell office:value-type="float" office:value="107" calcext:value-type="float">
            <text:p>10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/>
          <table:table-cell office:value-type="string" calcext:value-type="string">
            <text:p>Internet topology PoP: Kdl</text:p>
          </table:table-cell>
          <table:table-cell office:value-type="float" office:value="754" calcext:value-type="float">
            <text:p>754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/>
          <table:table-cell office:value-type="string" calcext:value-type="string">
            <text:p>Jazz collaboration</text:p>
          </table:table-cell>
          <table:table-cell office:value-type="float" office:value="198" calcext:value-type="float">
            <text:p>198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/>
          <table:table-cell office:value-type="string" calcext:value-type="string">
            <text:p>interactome PDZ</text:p>
          </table:table-cell>
          <table:table-cell office:value-type="float" office:value="212" calcext:value-type="float">
            <text:p>21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string" calcext:value-type="string">
            <text:p>football tsevans</text:p>
          </table:table-cell>
          <table:table-cell office:value-type="float" office:value="115" calcext:value-type="float">
            <text:p>115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/>
          <table:table-cell office:value-type="string" calcext:value-type="string">
            <text:p>Facebook friends</text:p>
          </table:table-cell>
          <table:table-cell office:value-type="float" office:value="362" calcext:value-type="float">
            <text:p>362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/>
          <table:table-cell office:value-type="string" calcext:value-type="string">
            <text:p>Dutch literacy criticism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Dolphin social network</text:p>
          </table:table-cell>
          <table:table-cell office:value-type="float" office:value="62" calcext:value-type="float">
            <text:p>6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CS department Aarhus</text:p>
          </table:table-cell>
          <table:table-cell office:value-type="float" office:value="61" calcext:value-type="float">
            <text:p>61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/>
          <table:table-cell office:value-type="string" calcext:value-type="string">
            <text:p>celegans metabolic network</text:p>
          </table:table-cell>
          <table:table-cell office:value-type="float" office:value="453" calcext:value-type="float">
            <text:p>453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/>
          <table:table-cell office:value-type="string" calcext:value-type="string">
            <text:p>blumenau drug-drug interactions</text:p>
          </table:table-cell>
          <table:table-cell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string" calcext:value-type="string">
            <text:p>karate club 78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Lesmis (Les Misérables) coappearances</text:p>
          </table:table-cell>
          <table:table-cell office:value-type="float" office:value="77" calcext:value-type="float">
            <text:p>77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string" calcext:value-type="string">
            <text:p>London transport network</text:p>
          </table:table-cell>
          <table:table-cell office:value-type="float" office:value="369" calcext:value-type="float">
            <text:p>369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/>
          <table:table-cell office:value-type="string" calcext:value-type="string">
            <text:p>macaque cortical connectivity</text:p>
          </table:table-cell>
          <table:table-cell office:value-type="float" office:value="47" calcext:value-type="float">
            <text:p>47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/>
          <table:table-cell office:value-type="string" calcext:value-type="string">
            <text:p>malaria genes HVR networks HVR_1</text:p>
          </table:table-cell>
          <table:table-cell office:value-type="float" office:value="307" calcext:value-type="float">
            <text:p>307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/>
          <table:table-cell office:value-type="string" calcext:value-type="string">
            <text:p>montreal street gangs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Moviegalaxies – movie characters coappearances: 178</text:p>
          </table:table-cell>
          <table:table-cell office:value-type="float" office:value="109" calcext:value-type="float">
            <text:p>10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  <table:table-cell office:value-type="string" calcext:value-type="string">
            <text:p>New Guinea tribes friendships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November 17 terrorist group members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political books network – copurchases</text:p>
          </table:table-cell>
          <table:table-cell office:value-type="float" office:value="105" calcext:value-type="float">
            <text:p>105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/>
          <table:table-cell office:value-type="string" calcext:value-type="string">
            <text:p>sp_office workplace contacts</text:p>
          </table:table-cell>
          <table:table-cell office:value-type="float" office:value="92" calcext:value-type="float">
            <text:p>92</text:p>
          </table:table-cell>
          <table:table-cell office:value-type="float" office:value="9827" calcext:value-type="float">
            <text:p>9827</text:p>
          </table:table-cell>
        </table:table-row>
        <table:table-row table:style-name="ro1">
          <table:table-cell/>
          <table:table-cell office:value-type="string" calcext:value-type="string">
            <text:p>Terrorists 911</text:p>
          </table:table-cell>
          <table:table-cell office:value-type="float" office:value="62" calcext:value-type="float">
            <text:p>6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string" calcext:value-type="string">
            <text:p>ugandan village networks: friendship 16</text:p>
          </table:table-cell>
          <table:table-cell office:value-type="float" office:value="372" calcext:value-type="float">
            <text:p>372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/>
          <table:table-cell office:value-type="string" calcext:value-type="string">
            <text:p>train terrorists – Madrid train bombing</text:p>
          </table:table-cell>
          <table:table-cell office:value-type="float" office:value="64" calcext:value-type="float">
            <text:p>6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string" calcext:value-type="string">
            <text:p>us congress – co-sponsorship: S96</text:p>
          </table:table-cell>
          <table:table-cell office:value-type="float" office:value="100" calcext:value-type="float">
            <text:p>100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/>
          <table:table-cell office:value-type="string" calcext:value-type="string">
            <text:p>product space – export network (?): SITC</text:p>
          </table:table-cell>
          <table:table-cell office:value-type="float" office:value="774" calcext:value-type="float">
            <text:p>774</text:p>
          </table:table-cell>
          <table:table-cell office:value-type="float" office:value="1779" calcext:value-type="float">
            <text:p>17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4T13:23:43.908000000</meta:creation-date>
    <dc:date>2023-09-04T14:02:39.349000000</dc:date>
    <meta:editing-duration>PT38M55S</meta:editing-duration>
    <meta:editing-cycles>2</meta:editing-cycles>
    <meta:generator>LibreOffice/7.5.1.2$Windows_X86_64 LibreOffice_project/fcbaee479e84c6cd81291587d2ee68cba099e129</meta:generator>
    <meta:document-statistic meta:table-count="1" meta:cell-count="102" meta:object-count="0"/>
  </office:meta>
</office:document-meta>
</file>